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roid Sans Fallback1" svg:font-family="'Droid Sans Fallback'" style:font-pitch="variable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, 'Courier N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2cm"/>
    </style:style>
    <style:style style:name="gr2" style:family="graphic" style:parent-style-name="standard">
      <style:graphic-properties draw:stroke="none" svg:stroke-color="#000000" draw:fill="none" draw:fill-color="#ffffff" fo:min-height="1.274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1.066cm"/>
    </style:style>
    <style:style style:name="gr7" style:family="graphic" style:parent-style-name="standard">
      <style:graphic-properties draw:stroke="none" svg:stroke-color="#000000" draw:fill="none" draw:fill-color="#ffffff" fo:min-height="0.893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1.019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draw:stroke="none" svg:stroke-color="#000000" draw:fill="none" draw:fill-color="#ffffff" fo:min-height="0.672cm"/>
    </style:style>
    <style:style style:name="gr14" style:family="graphic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fo:min-height="1.665cm"/>
    </style:style>
    <style:style style:name="gr16" style:family="graphic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4.111cm" style:use-optimal-column-width="false"/>
    </style:style>
    <style:style style:name="co2" style:family="table-column">
      <style:table-column-properties style:column-width="11.606cm" style:use-optimal-column-width="false"/>
    </style:style>
    <style:style style:name="co3" style:family="table-column">
      <style:table-column-properties style:column-width="3.066cm" style:use-optimal-column-width="false"/>
    </style:style>
    <style:style style:name="co4" style:family="table-column">
      <style:table-column-properties style:column-width="5.551cm" style:use-optimal-column-width="false"/>
    </style:style>
    <style:style style:name="co5" style:family="table-column">
      <style:table-column-properties style:column-width="5.93cm" style:use-optimal-column-width="false"/>
    </style:style>
    <style:style style:name="co6" style:family="table-column">
      <style:table-column-properties style:column-width="7.519cm" style:use-optimal-column-width="false"/>
    </style:style>
    <style:style style:name="ro1" style:family="table-row">
      <style:table-row-properties style:row-height="1.375cm"/>
    </style:style>
    <style:style style:name="ro2" style:family="table-row">
      <style:table-row-properties style:row-height="1.265cm"/>
    </style:style>
    <style:style style:name="ro3" style:family="table-row">
      <style:table-row-properties style:row-height="1.438cm"/>
    </style:style>
    <style:style style:name="ro4" style:family="table-row">
      <style:table-row-properties style:row-height="1.262cm"/>
    </style:style>
    <style:style style:name="ro5" style:family="table-row">
      <style:table-row-properties style:row-height="1.26cm"/>
    </style:style>
    <style:style style:name="ce1" style:family="table-cell">
      <style:graphic-properties style:repeat="repeat"/>
      <style:text-properties fo:font-size="18pt" style:font-size-asian="18pt" style:font-size-complex="18pt"/>
    </style:style>
    <style:style style:name="ce2" style:family="table-cell">
      <style:graphic-properties style:repeat="repeat"/>
      <style:text-properties fo:font-size="24pt" style:font-size-asian="24pt" style:font-size-complex="24pt"/>
    </style:style>
    <style:style style:name="ce3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color="#ff3333" fo:font-size="22pt" style:font-size-asian="22pt" style:font-size-complex="22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>
        <style:tab-stops>
          <style:tab-stop style:position="3.939cm"/>
          <style:tab-stop style:position="8.878cm"/>
        </style:tab-stops>
      </style:paragraph-properties>
    </style:style>
    <style:style style:name="P7" style:family="paragraph">
      <style:paragraph-properties fo:text-align="center"/>
      <style:text-properties style:font-size-asian="18pt"/>
    </style:style>
    <style:style style:name="P8" style:family="paragraph">
      <style:text-properties style:font-size-asian="40pt"/>
    </style:style>
    <style:style style:name="P9" style:family="paragraph">
      <style:text-properties style:font-size-asian="36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ff3333" style:font-name="Liberation Mono" fo:font-size="22pt" fo:language="en" fo:country="US" style:font-name-asian="Liberation Mono1" style:font-size-asian="22pt" style:language-asian="hi" style:country-asian="IN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a" style:font-name="Liberation Mono" fo:font-size="40pt" fo:language="en" fo:country="US" style:font-name-asian="Liberation Mono1" style:font-size-asian="40pt" style:language-asian="hi" style:country-asian="IN" style:font-size-complex="4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00000a" style:font-name="Liberation Mono" fo:font-size="36pt" fo:language="en" fo:country="US" style:font-name-asian="Liberation Mono1" style:font-size-asian="36pt" style:language-asian="hi" style:country-asian="IN" style:font-size-complex="36pt"/>
    </style:style>
    <style:style style:name="T8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223cm" svg:height="3.951cm" svg:x="7.223cm" svg:y="5.249cm">
          <draw:text-box>
            <text:p><text:span text:style-name="T1">物业公司登录界面</text:span></text:p>
          </draw:text-box>
        </draw:frame>
        <draw:frame draw:style-name="gr2" draw:text-style-name="P2" draw:layer="layout" svg:width="3.175cm" svg:height="1.524cm" svg:x="3.667cm" svg:y="13.446cm">
          <draw:text-box>
            <text:p><text:span text:style-name="T2">用户名</text:span></text:p>
          </draw:text-box>
        </draw:frame>
        <draw:line draw:style-name="gr3" draw:text-style-name="P3" draw:layer="layout" svg:x1="7.35cm" svg:y1="14.843cm" svg:x2="15.859cm" svg:y2="14.843cm">
          <text:p/>
        </draw:line>
        <draw:frame draw:style-name="gr2" draw:text-style-name="P2" draw:layer="layout" svg:width="3.175cm" svg:height="1.524cm" svg:x="3.667cm" svg:y="17.01cm">
          <draw:text-box>
            <text:p><text:span text:style-name="T2">密码</text:span></text:p>
          </draw:text-box>
        </draw:frame>
        <draw:line draw:style-name="gr3" draw:text-style-name="P3" draw:layer="layout" svg:x1="7.423cm" svg:y1="18.526cm" svg:x2="15.932cm" svg:y2="18.526cm">
          <text:p/>
        </draw:line>
        <draw:custom-shape draw:style-name="gr4" draw:text-style-name="P3" draw:layer="layout" svg:width="4.318cm" svg:height="1.397cm" svg:x="4.556cm" svg:y="21.701cm">
          <text:p text:style-name="P3">登录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318cm" svg:height="1.397cm" svg:x="11.868cm" svg:y="21.708cm">
          <text:p text:style-name="P3">取消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588cm" svg:height="2.013cm" svg:x="14.396cm" svg:y="1.047cm">
          <draw:text-box>
            <text:p text:style-name="P4"><text:span text:style-name="T3">UI</text:span><text:span text:style-name="T3">标注：物业公司界面</text:span></text:p>
          </draw:text-box>
        </draw:frame>
      </draw:page>
      <draw:page draw:name="page2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">决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100001</text:p>
              </table:table-cell>
              <table:table-cell>
                <text:p>XXXXXXXXXXXXXXXXXXXXXXXXX</text:p>
              </table:table-cell>
              <table:table-cell>
                <text:p><text:s text:c="3"/>新建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" draw:layer="layout" svg:width="9.144cm" svg:height="1.851cm" svg:x="5.745cm" svg:y="1.462cm">
          <draw:text-box>
            <text:p><text:span text:style-name="T5">决议列表界面</text:span></text:p>
          </draw:text-box>
        </draw:frame>
        <draw:frame draw:style-name="gr5" draw:text-style-name="P4" draw:layer="layout" svg:width="5.588cm" svg:height="2.013cm" svg:x="14.396cm" svg:y="1.047cm">
          <draw:text-box>
            <text:p text:style-name="P4"><text:span text:style-name="T3">UI</text:span><text:span text:style-name="T3">标注：物业公司界面</text:span></text:p>
          </draw:text-box>
        </draw:frame>
      </draw:page>
      <draw:page draw:name="page3" draw:style-name="dp1" draw:master-page-name="Default">
        <draw:frame draw:style-name="gr7" draw:text-style-name="P1" draw:layer="layout" svg:width="6.223cm" svg:height="1.851cm" svg:x="7.418cm" svg:y="1.221cm">
          <draw:text-box>
            <text:p><text:span text:style-name="T5">决议界面</text:span></text:p>
          </draw:text-box>
        </draw:frame>
        <draw:frame draw:style-name="gr8" draw:text-style-name="P5" draw:layer="layout" svg:width="4.318cm" svg:height="1.915cm" svg:x="2.524cm" svg:y="4.048cm">
          <draw:text-box>
            <text:p><text:span text:style-name="T6">状态：</text:span></text:p>
          </draw:text-box>
        </draw:frame>
        <draw:custom-shape draw:style-name="gr4" draw:text-style-name="P3" draw:layer="layout" svg:width="5.842cm" svg:height="1.651cm" svg:x="7.223cm" svg:y="4.175cm">
          <text:p text:style-name="P3">新建/执行中/完成/关闭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45cm" svg:height="1.915cm" svg:x="2.524cm" svg:y="6.461cm">
          <draw:text-box>
            <text:p><text:span text:style-name="T6">内容：</text:span></text:p>
          </draw:text-box>
        </draw:frame>
        <draw:custom-shape draw:style-name="gr10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45cm" svg:height="1.915cm" svg:x="2.524cm" svg:y="12.42cm">
          <draw:text-box>
            <text:p><text:span text:style-name="T6">评论：</text:span></text:p>
          </draw:text-box>
        </draw:frame>
        <draw:custom-shape draw:style-name="gr10" draw:text-style-name="P3" draw:layer="layout" svg:width="11.684cm" svg:height="12.065cm" svg:x="6.715cm" svg:y="12.68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588cm" svg:height="2.013cm" svg:x="14.396cm" svg:y="1.047cm">
          <draw:text-box>
            <text:p text:style-name="P4"><text:span text:style-name="T3">UI</text:span><text:span text:style-name="T3">标注：物业公司界面</text:span></text:p>
          </draw:text-box>
        </draw:frame>
      </draw:page>
      <draw:page draw:name="page4" draw:style-name="dp1" draw:master-page-name="Default">
        <draw:frame draw:style-name="gr5" draw:text-style-name="P5" draw:layer="layout" svg:width="5.588cm" svg:height="1.695cm" svg:x="7.896cm" svg:y="1.545cm">
          <draw:text-box>
            <text:p><text:span text:style-name="T7">发布公告</text:span></text:p>
          </draw:text-box>
        </draw:frame>
        <draw:frame draw:style-name="gr8" draw:text-style-name="P5" draw:layer="layout" svg:width="4.318cm" svg:height="1.915cm" svg:x="2.524cm" svg:y="4.049cm">
          <draw:text-box>
            <text:p><text:span text:style-name="T6">标题：</text:span></text:p>
          </draw:text-box>
        </draw:frame>
        <draw:frame draw:style-name="gr9" draw:text-style-name="P5" draw:layer="layout" svg:width="4.445cm" svg:height="1.915cm" svg:x="2.525cm" svg:y="6.462cm">
          <draw:text-box>
            <text:p><text:span text:style-name="T6">内容：</text:span></text:p>
          </draw:text-box>
        </draw:frame>
        <draw:custom-shape draw:style-name="gr10" draw:text-style-name="P3" draw:layer="layout" svg:width="11.684cm" svg:height="13.208cm" svg:x="6.715cm" svg:y="6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842cm" svg:height="1.651cm" svg:x="6.704cm" svg:y="4.375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3.667cm" svg:y="22.744cm">
          <text:p text:style-name="P3">提交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842cm" svg:height="1.651cm" svg:x="12.576cm" svg:y="22.741cm">
          <text:p text:style-name="P3">取消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588cm" svg:height="2.013cm" svg:x="14.396cm" svg:y="1.046cm">
          <draw:text-box>
            <text:p text:style-name="P4"><text:span text:style-name="T3">UI</text:span><text:span text:style-name="T3">标注：物业公司界面</text:span></text:p>
          </draw:text-box>
        </draw:frame>
      </draw:page>
      <draw:page draw:name="page5" draw:style-name="dp1" draw:master-page-name="Default">
        <draw:frame draw:style-name="standard" draw:layer="layout" svg:width="18.999cm" svg:height="25.413cm" svg:x="1cm" svg:y="3.28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 table:style-name="ce1">
                <text:p text:style-name="P6"><text:span text:style-name="T4"><text:s text:c="11"/></text:span><text:span text:style-name="T4">好评</text:span></text:p>
              </table:table-cell>
              <table:table-cell>
                <text:p><text:span text:style-name="T2"><text:s text:c="9"/></text:span><text:span text:style-name="T2">中评 <text:s text:c="2"/></text:span></text:p>
              </table:table-cell>
              <table:table-cell>
                <text:p><text:span text:style-name="T2"><text:s text:c="8"/></text:span><text:span text:style-name="T2">差评</text:span></text:p>
              </table:table-cell>
            </table:table-row>
            <table:table-row table:style-name="ro4" table:default-cell-style-name="ce3">
              <table:table-cell>
                <text:p>用户名</text:p>
              </table:table-cell>
              <table:table-cell>
                <text:p>评价内容</text:p>
              </table:table-cell>
              <table:table-cell>
                <text:p><text:span text:style-name="T8">打分 <text:s text:c="2"/></text:span></text:p>
              </table:table-cell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4" table:default-cell-style-name="ce3"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6" draw:text-style-name="P1" draw:layer="layout" svg:width="9.144cm" svg:height="1.851cm" svg:x="5.745cm" svg:y="1.462cm">
          <draw:text-box>
            <text:p><text:span text:style-name="T5">物业评价界面</text:span></text:p>
          </draw:text-box>
        </draw:frame>
        <draw:frame draw:style-name="gr5" draw:text-style-name="P4" draw:layer="layout" svg:width="5.588cm" svg:height="2.013cm" svg:x="14.396cm" svg:y="1.047cm">
          <draw:text-box>
            <text:p text:style-name="P4"><text:span text:style-name="T3">UI</text:span><text:span text:style-name="T3">标注：物业公司界面</text:span></text:p>
          </draw:text-box>
        </draw:frame>
      </draw:page>
      <draw:page draw:name="page6" draw:style-name="dp1" draw:master-page-name="Default">
        <draw:frame draw:style-name="gr1" draw:text-style-name="P1" draw:layer="layout" svg:width="9.144cm" svg:height="2.101cm" svg:x="6.183cm" svg:y="5.191cm">
          <draw:text-box>
            <text:p><text:span text:style-name="T1">业主登录界面</text:span></text:p>
          </draw:text-box>
        </draw:frame>
        <draw:frame draw:style-name="gr2" draw:text-style-name="P2" draw:layer="layout" svg:width="3.175cm" svg:height="1.524cm" svg:x="3.667cm" svg:y="13.446cm">
          <draw:text-box>
            <text:p><text:span text:style-name="T2">用户名</text:span></text:p>
          </draw:text-box>
        </draw:frame>
        <draw:line draw:style-name="gr3" draw:text-style-name="P3" draw:layer="layout" svg:x1="7.35cm" svg:y1="14.843cm" svg:x2="15.859cm" svg:y2="14.843cm">
          <text:p/>
        </draw:line>
        <draw:frame draw:style-name="gr2" draw:text-style-name="P2" draw:layer="layout" svg:width="3.175cm" svg:height="1.524cm" svg:x="3.667cm" svg:y="17.01cm">
          <draw:text-box>
            <text:p><text:span text:style-name="T2">密码</text:span></text:p>
          </draw:text-box>
        </draw:frame>
        <draw:line draw:style-name="gr3" draw:text-style-name="P3" draw:layer="layout" svg:x1="7.423cm" svg:y1="18.526cm" svg:x2="15.932cm" svg:y2="18.526cm">
          <text:p/>
        </draw:line>
        <draw:custom-shape draw:style-name="gr4" draw:text-style-name="P7" draw:layer="layout" svg:width="4.318cm" svg:height="1.397cm" svg:x="4.556cm" svg:y="21.701cm">
          <text:p text:style-name="P3"><text:span text:style-name="T8">登录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318cm" svg:height="1.397cm" svg:x="11.868cm" svg:y="21.708cm">
          <text:p text:style-name="P3"><text:span text:style-name="T8">取消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588cm" svg:height="2.013cm" svg:x="14.396cm" svg:y="1.047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7" draw:style-name="dp1" draw:master-page-name="Default">
        <draw:frame draw:style-name="gr5" draw:text-style-name="P5" draw:layer="layout" svg:width="5.588cm" svg:height="1.695cm" svg:x="7.896cm" svg:y="1.545cm">
          <draw:text-box>
            <text:p><text:span text:style-name="T7">发布提议</text:span></text:p>
          </draw:text-box>
        </draw:frame>
        <draw:frame draw:style-name="gr8" draw:text-style-name="P5" draw:layer="layout" svg:width="4.318cm" svg:height="1.915cm" svg:x="2.524cm" svg:y="4.049cm">
          <draw:text-box>
            <text:p><text:span text:style-name="T6">标题：</text:span></text:p>
          </draw:text-box>
        </draw:frame>
        <draw:frame draw:style-name="gr9" draw:text-style-name="P5" draw:layer="layout" svg:width="4.445cm" svg:height="1.915cm" svg:x="2.525cm" svg:y="6.462cm">
          <draw:text-box>
            <text:p><text:span text:style-name="T6">内容：</text:span></text:p>
          </draw:text-box>
        </draw:frame>
        <draw:custom-shape draw:style-name="gr10" draw:text-style-name="P3" draw:layer="layout" svg:width="11.684cm" svg:height="13.208cm" svg:x="6.715cm" svg:y="6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842cm" svg:height="1.651cm" svg:x="6.704cm" svg:y="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842cm" svg:height="1.651cm" svg:x="3.667cm" svg:y="22.744cm">
          <text:p text:style-name="P3"><text:span text:style-name="T8">提交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842cm" svg:height="1.651cm" svg:x="12.576cm" svg:y="22.741cm">
          <text:p text:style-name="P3"><text:span text:style-name="T8">取消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45cm" svg:height="1.915cm" svg:x="2.397cm" svg:y="20.294cm">
          <draw:text-box>
            <text:p><text:span text:style-name="T6">附件：</text:span></text:p>
          </draw:text-box>
        </draw:frame>
        <draw:frame draw:style-name="gr5" draw:text-style-name="P4" draw:layer="layout" svg:width="5.588cm" svg:height="2.013cm" svg:x="14.396cm" svg:y="1.048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8" draw:style-name="dp1" draw:master-page-name="Default">
        <draw:frame draw:style-name="standard" draw:layer="layout" svg:width="18.782cm" svg:height="26.538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">提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/>
            </table:table-row>
            <table:table-row table:style-name="ro2" table:default-cell-style-name="ce3">
              <table:table-cell>
                <text:p><text:span text:style-name="T8">100001</text:span></text:p>
              </table:table-cell>
              <table:table-cell>
                <text:p><text:span text:style-name="T8">XXXXXXXXXXXXXXXXXXXXXXXXX</text:span></text:p>
              </table:table-cell>
              <table:table-cell>
                <text:p><text:span text:style-name="T8"><text:s text:c="3"/></text:span></text:p>
              </table:table-cell>
            </table:table-row>
            <table:table-row table:style-name="ro2" table:default-cell-style-name="ce3">
              <table:table-cell>
                <text:p>100002</text:p>
              </table:table-cell>
              <table:table-cell>
                <text:p><text:span text:style-name="T8">XXXXXXXXXXXXXXXXXXXXXXXXX</text:span></text:p>
              </table:table-cell>
              <table:table-cell>
                <text:p><text:span text:style-name="T8"><text:s/>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6" draw:text-style-name="P1" draw:layer="layout" svg:width="9.144cm" svg:height="1.851cm" svg:x="5.745cm" svg:y="1.462cm">
          <draw:text-box>
            <text:p><text:span text:style-name="T5">提议列表界面</text:span></text:p>
          </draw:text-box>
        </draw:fram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9" draw:style-name="dp1" draw:master-page-name="Default">
        <draw:frame draw:style-name="gr7" draw:text-style-name="P1" draw:layer="layout" svg:width="6.223cm" svg:height="1.851cm" svg:x="7.418cm" svg:y="1.221cm">
          <draw:text-box>
            <text:p><text:span text:style-name="T5">提议界面</text:span></text:p>
          </draw:text-box>
        </draw:frame>
        <draw:frame draw:style-name="gr8" draw:text-style-name="P5" draw:layer="layout" svg:width="4.318cm" svg:height="1.915cm" svg:x="2.524cm" svg:y="4.048cm">
          <draw:text-box>
            <text:p><text:span text:style-name="T6">状态：</text:span></text:p>
          </draw:text-box>
        </draw:frame>
        <draw:custom-shape draw:style-name="gr4" draw:text-style-name="P7" draw:layer="layout" svg:width="5.842cm" svg:height="1.651cm" svg:x="7.223cm" svg:y="4.175cm">
          <text:p text:style-name="P3"><text:span text:style-name="T8">附议</text:span><text:span text:style-name="T8">/</text:span><text:span text:style-name="T8">未附议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45cm" svg:height="1.915cm" svg:x="2.524cm" svg:y="6.461cm">
          <draw:text-box>
            <text:p><text:span text:style-name="T6">内容：</text:span></text:p>
          </draw:text-box>
        </draw:frame>
        <draw:custom-shape draw:style-name="gr10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45cm" svg:height="1.915cm" svg:x="2.524cm" svg:y="12.42cm">
          <draw:text-box>
            <text:p><text:span text:style-name="T6">评论：</text:span></text:p>
          </draw:text-box>
        </draw:frame>
        <draw:custom-shape draw:style-name="gr10" draw:text-style-name="P3" draw:layer="layout" svg:width="11.684cm" svg:height="7.747cm" svg:x="6.715cm" svg:y="12.684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6.858cm" svg:height="1.915cm" svg:x="1.127cm" svg:y="21.028cm">
          <draw:text-box>
            <text:p><text:span text:style-name="T6">发表评论：</text:span></text:p>
          </draw:text-box>
        </draw:frame>
        <draw:custom-shape draw:style-name="gr10" draw:text-style-name="P3" draw:layer="layout" svg:width="12.7cm" svg:height="3.302cm" svg:x="5.953cm" svg:y="22.8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3.794cm" svg:y="26.654cm">
          <text:p text:style-name="P3">发表评论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8.994cm" svg:y="26.654cm">
          <text:p text:style-name="P3">附议/取消附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937cm" svg:height="1.524cm" svg:x="14.594cm" svg:y="26.654cm">
          <text:p text:style-name="P3">取消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10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">提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<text:span text:style-name="T8">100001</text:span></text:p>
              </table:table-cell>
              <table:table-cell>
                <text:p><text:span text:style-name="T8">XXXXXXXXXXXXXXXXXXXXXXXXX</text:span></text:p>
              </table:table-cell>
              <table:table-cell>
                <text:p><text:span text:style-name="T8"><text:s text:c="3"/></text:span><text:span text:style-name="T8">赞成</text:span></text:p>
              </table:table-cell>
            </table:table-row>
            <table:table-row table:style-name="ro2" table:default-cell-style-name="ce3">
              <table:table-cell>
                <text:p><text:span text:style-name="T8">100002</text:span></text:p>
              </table:table-cell>
              <table:table-cell>
                <text:p><text:span text:style-name="T8">XXXXXXXXXXXXXXXXXXXXXXXXX</text:span></text:p>
              </table:table-cell>
              <table:table-cell>
                <text:p><text:span text:style-name="T8"><text:s text:c="3"/></text:span><text:span text:style-name="T8">反对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6" draw:text-style-name="P1" draw:layer="layout" svg:width="9.144cm" svg:height="1.851cm" svg:x="5.745cm" svg:y="1.462cm">
          <draw:text-box>
            <text:p><text:span text:style-name="T5">附议列表界面</text:span></text:p>
          </draw:text-box>
        </draw:fram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11" draw:style-name="dp1" draw:master-page-name="Default">
        <draw:frame draw:style-name="gr7" draw:text-style-name="P1" draw:layer="layout" svg:width="6.223cm" svg:height="1.851cm" svg:x="7.418cm" svg:y="1.221cm">
          <draw:text-box>
            <text:p><text:span text:style-name="T5">附议界面</text:span></text:p>
          </draw:text-box>
        </draw:frame>
        <draw:frame draw:style-name="gr8" draw:text-style-name="P5" draw:layer="layout" svg:width="4.318cm" svg:height="1.915cm" svg:x="2.524cm" svg:y="4.048cm">
          <draw:text-box>
            <text:p><text:span text:style-name="T6">状态：</text:span></text:p>
          </draw:text-box>
        </draw:frame>
        <draw:custom-shape draw:style-name="gr4" draw:text-style-name="P7" draw:layer="layout" svg:width="5.842cm" svg:height="1.651cm" svg:x="7.223cm" svg:y="4.175cm">
          <text:p text:style-name="P3"><text:span text:style-name="T8">赞成</text:span><text:span text:style-name="T8">/</text:span><text:span text:style-name="T8">反对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45cm" svg:height="1.915cm" svg:x="2.524cm" svg:y="6.461cm">
          <draw:text-box>
            <text:p><text:span text:style-name="T6">内容：</text:span></text:p>
          </draw:text-box>
        </draw:frame>
        <draw:custom-shape draw:style-name="gr10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45cm" svg:height="1.915cm" svg:x="2.524cm" svg:y="12.42cm">
          <draw:text-box>
            <text:p><text:span text:style-name="T6">评论：</text:span></text:p>
          </draw:text-box>
        </draw:frame>
        <draw:custom-shape draw:style-name="gr10" draw:text-style-name="P3" draw:layer="layout" svg:width="11.684cm" svg:height="12.446cm" svg:x="6.715cm" svg:y="12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937cm" svg:height="1.524cm" svg:x="3.794cm" svg:y="26.654cm">
          <text:p text:style-name="P3"><text:span text:style-name="T8">赞成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937cm" svg:height="1.524cm" svg:x="8.994cm" svg:y="26.654cm">
          <text:p text:style-name="P3"><text:span text:style-name="T8">反对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937cm" svg:height="1.524cm" svg:x="14.594cm" svg:y="26.654cm">
          <text:p text:style-name="P3"><text:span text:style-name="T8">取消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12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">会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<text:span text:style-name="T8">100001</text:span></text:p>
              </table:table-cell>
              <table:table-cell>
                <text:p><text:span text:style-name="T8">XXXXXXXXXXXXXXXXXXXXXXXXX</text:span></text:p>
              </table:table-cell>
              <table:table-cell>
                <text:p><text:span text:style-name="T8"><text:s/></text:span><text:span text:style-name="T8">进行中</text:span></text:p>
              </table:table-cell>
            </table:table-row>
            <table:table-row table:style-name="ro2" table:default-cell-style-name="ce3">
              <table:table-cell>
                <text:p><text:span text:style-name="T8">100002</text:span></text:p>
              </table:table-cell>
              <table:table-cell>
                <text:p><text:span text:style-name="T8">XXXXXXXXXXXXXXXXXXXXXXXXX</text:span></text:p>
              </table:table-cell>
              <table:table-cell>
                <text:p><text:span text:style-name="T8"><text:s/></text:span><text:span text:style-name="T8">已完成</text:span></text:p>
              </table:table-cell>
            </table:table-row>
            <table:table-row table:style-name="ro2" table:default-cell-style-name="ce3">
              <table:table-cell/>
              <table:table-cell/>
              <table:table-cell>
                <text:p><text:span text:style-name="T8"><text:s/></text:span><text:span text:style-name="T8">未开始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6" draw:text-style-name="P1" draw:layer="layout" svg:width="9.144cm" svg:height="1.851cm" svg:x="5.745cm" svg:y="1.462cm">
          <draw:text-box>
            <text:p><text:span text:style-name="T5">会议列表界面</text:span></text:p>
          </draw:text-box>
        </draw:fram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13" draw:style-name="dp1" draw:master-page-name="Default">
        <draw:frame draw:style-name="gr5" draw:text-style-name="P5" draw:layer="layout" svg:width="5.588cm" svg:height="1.695cm" svg:x="7.896cm" svg:y="1.545cm">
          <draw:text-box>
            <text:p><text:span text:style-name="T7">辩论界面</text:span></text:p>
          </draw:text-box>
        </draw:frame>
        <draw:frame draw:style-name="gr11" draw:text-style-name="P2" draw:layer="layout" svg:width="3.048cm" svg:height="1.365cm" svg:x="1.324cm" svg:y="4.549cm">
          <draw:text-box>
            <text:p><text:span text:style-name="T2">标题：</text:span></text:p>
          </draw:text-box>
        </draw:frame>
        <draw:frame draw:style-name="gr9" draw:text-style-name="P2" draw:layer="layout" svg:width="3.047cm" svg:height="1.365cm" svg:x="1.216cm" svg:y="7.061cm">
          <draw:text-box>
            <text:p><text:span text:style-name="T2">正方：</text:span></text:p>
          </draw:text-box>
        </draw:frame>
        <draw:custom-shape draw:style-name="gr10" draw:text-style-name="P3" draw:layer="layout" svg:width="12.079cm" svg:height="18.923cm" svg:x="4.415cm" svg:y="6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4.224cm" svg:height="1.651cm" svg:x="4.175cm" svg:y="4.3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17cm" svg:height="1.651cm" svg:x="16.748cm" svg:y="26.941cm">
          <text:p text:style-name="P3"><text:span text:style-name="T8">发送</text:span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45cm" svg:height="1.915cm" svg:x="1.197cm" svg:y="26.594cm">
          <draw:text-box>
            <text:p><text:span text:style-name="T6">发言：</text:span></text:p>
          </draw:text-box>
        </draw:frame>
        <draw:line draw:style-name="gr3" draw:text-style-name="P3" draw:layer="layout" svg:x1="4.937cm" svg:y1="28.4cm" svg:x2="16.494cm" svg:y2="28.4cm">
          <text:p/>
        </draw:line>
        <draw:frame draw:style-name="gr9" draw:text-style-name="P2" draw:layer="layout" svg:width="3.047cm" svg:height="1.365cm" svg:x="16.717cm" svg:y="7.062cm">
          <draw:text-box>
            <text:p><text:span text:style-name="T2">反方：</text:span></text:p>
          </draw:text-box>
        </draw:frame>
        <draw:custom-shape draw:style-name="gr12" draw:text-style-name="P3" draw:layer="layout" svg:width="10.795cm" svg:height="1.524cm" svg:x="5.191cm" svg:y="7.223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41cm" svg:y="9.945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91cm" svg:y="12.744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66cm" svg:y="15.402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14" draw:style-name="dp1" draw:master-page-name="Default">
        <draw:frame draw:style-name="gr5" draw:text-style-name="P5" draw:layer="layout" svg:width="5.588cm" svg:height="1.695cm" svg:x="7.896cm" svg:y="1.545cm">
          <draw:text-box>
            <text:p><text:span text:style-name="T7">投票界面</text:span></text:p>
          </draw:text-box>
        </draw:frame>
        <draw:frame draw:style-name="gr11" draw:text-style-name="P2" draw:layer="layout" svg:width="3.048cm" svg:height="1.365cm" svg:x="1.324cm" svg:y="4.549cm">
          <draw:text-box>
            <text:p><text:span text:style-name="T2">标题：</text:span></text:p>
          </draw:text-box>
        </draw:frame>
        <draw:frame draw:style-name="gr9" draw:text-style-name="P2" draw:layer="layout" svg:width="3.047cm" svg:height="1.365cm" svg:x="1.216cm" svg:y="7.061cm">
          <draw:text-box>
            <text:p><text:span text:style-name="T2">正方：</text:span></text:p>
          </draw:text-box>
        </draw:frame>
        <draw:custom-shape draw:style-name="gr10" draw:text-style-name="P3" draw:layer="layout" svg:width="12.079cm" svg:height="18.923cm" svg:x="4.415cm" svg:y="6.84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4.224cm" svg:height="1.651cm" svg:x="4.175cm" svg:y="4.375cm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3.047cm" svg:height="1.365cm" svg:x="16.717cm" svg:y="7.062cm">
          <draw:text-box>
            <text:p><text:span text:style-name="T2">反方：</text:span></text:p>
          </draw:text-box>
        </draw:frame>
        <draw:custom-shape draw:style-name="gr12" draw:text-style-name="P3" draw:layer="layout" svg:width="10.795cm" svg:height="1.524cm" svg:x="5.191cm" svg:y="7.223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41cm" svg:y="9.945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91cm" svg:y="12.744cm">
          <text:p/>
          <draw:enhanced-geometry svg:viewBox="0 0 21600 21600" draw:text-areas="800 800 20800 20800" draw:type="round-rectangular-callout" draw:modifiers="246.09114486847 30664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3" draw:layer="layout" svg:width="10.795cm" svg:height="1.524cm" svg:x="5.166cm" svg:y="15.402cm">
          <text:p/>
          <draw:enhanced-geometry svg:viewBox="0 0 21600 21600" draw:text-areas="800 800 20800 20800" draw:type="round-rectangular-callout" draw:modifiers="21698.0363097443 31684.7213114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7" draw:layer="layout" svg:width="3.937cm" svg:height="1.524cm" svg:x="5.894cm" svg:y="26.654cm">
          <text:p text:style-name="P3"><text:span text:style-name="T8">赞成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937cm" svg:height="1.524cm" svg:x="11.094cm" svg:y="26.654cm">
          <text:p text:style-name="P3"><text:span text:style-name="T8">反对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15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">决议号</text:span></text:p>
              </table:table-cell>
              <table:table-cell>
                <text:p><text:span text:style-name="T2"><text:s text:c="18"/></text:span><text:span text:style-name="T2">内容</text:span></text:p>
              </table:table-cell>
              <table:table-cell>
                <text:p><text:span text:style-name="T2"><text:s/></text:span><text:span text:style-name="T2">状态</text:span></text:p>
              </table:table-cell>
            </table:table-row>
            <table:table-row table:style-name="ro2" table:default-cell-style-name="ce3">
              <table:table-cell>
                <text:p><text:span text:style-name="T8">100001</text:span></text:p>
              </table:table-cell>
              <table:table-cell>
                <text:p><text:span text:style-name="T8">XXXXXXXXXXXXXXXXXXXXXXXXX</text:span></text:p>
              </table:table-cell>
              <table:table-cell>
                <text:p><text:span text:style-name="T8"><text:s/></text:span><text:span text:style-name="T8">未开始</text:span></text:p>
              </table:table-cell>
            </table:table-row>
            <table:table-row table:style-name="ro2" table:default-cell-style-name="ce3">
              <table:table-cell>
                <text:p><text:span text:style-name="T8">100002</text:span></text:p>
              </table:table-cell>
              <table:table-cell>
                <text:p><text:span text:style-name="T8">XXXXXXXXXXXXXXXXXXXXXXXXX</text:span></text:p>
              </table:table-cell>
              <table:table-cell>
                <text:p><text:span text:style-name="T8"><text:s/></text:span><text:span text:style-name="T8">执行中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6" draw:text-style-name="P1" draw:layer="layout" svg:width="9.144cm" svg:height="1.851cm" svg:x="5.745cm" svg:y="1.462cm">
          <draw:text-box>
            <text:p><text:span text:style-name="T5">决议列表界面</text:span></text:p>
          </draw:text-box>
        </draw:fram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16" draw:style-name="dp1" draw:master-page-name="Default">
        <draw:frame draw:style-name="gr13" draw:text-style-name="P1" draw:layer="layout" svg:width="6.223cm" svg:height="1.851cm" svg:x="7.418cm" svg:y="1.221cm">
          <draw:text-box>
            <text:p><text:span text:style-name="T5">公告界面</text:span></text:p>
          </draw:text-box>
        </draw:frame>
        <draw:frame draw:style-name="gr8" draw:text-style-name="P5" draw:layer="layout" svg:width="4.318cm" svg:height="1.915cm" svg:x="2.524cm" svg:y="4.048cm">
          <draw:text-box>
            <text:p><text:span text:style-name="T6">标题：</text:span></text:p>
          </draw:text-box>
        </draw:frame>
        <draw:custom-shape draw:style-name="gr10" draw:text-style-name="P7" draw:layer="layout" svg:width="5.842cm" svg:height="1.651cm" svg:x="7.223cm" svg:y="4.175cm">
          <text:p text:style-name="P3"><text:span text:style-name="T8"/></text:p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45cm" svg:height="1.915cm" svg:x="2.524cm" svg:y="6.461cm">
          <draw:text-box>
            <text:p><text:span text:style-name="T6">内容：</text:span></text:p>
          </draw:text-box>
        </draw:frame>
        <draw:custom-shape draw:style-name="gr10" draw:text-style-name="P3" draw:layer="layout" svg:width="12.192cm" svg:height="3.81cm" svg:x="6.588cm" svg:y="6.84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4.445cm" svg:height="1.915cm" svg:x="2.524cm" svg:y="12.42cm">
          <draw:text-box>
            <text:p><text:span text:style-name="T6">评论：</text:span></text:p>
          </draw:text-box>
        </draw:frame>
        <draw:custom-shape draw:style-name="gr10" draw:text-style-name="P3" draw:layer="layout" svg:width="11.684cm" svg:height="12.446cm" svg:x="6.715cm" svg:y="12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937cm" svg:height="1.524cm" svg:x="6.794cm" svg:y="26.654cm">
          <text:p text:style-name="P3"><text:span text:style-name="T8">评论</text:span><text:span text:style-name="T8">/</text:span><text:span text:style-name="T8">删除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937cm" svg:height="1.524cm" svg:x="11.894cm" svg:y="26.654cm">
          <text:p text:style-name="P3"><text:span text:style-name="T8">取消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17" draw:style-name="dp1" draw:master-page-name="Default">
        <draw:frame draw:style-name="standard" draw:layer="layout" svg:width="18.782cm" svg:height="25.409cm" svg:x="1cm" svg:y="3.28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4">评论号</text:span></text:p>
              </table:table-cell>
              <table:table-cell>
                <text:p><text:span text:style-name="T2"><text:s text:c="18"/></text:span><text:span text:style-name="T2">标题</text:span></text:p>
              </table:table-cell>
              <table:table-cell>
                <text:p><text:span text:style-name="T2">用户名</text:span></text:p>
              </table:table-cell>
            </table:table-row>
            <table:table-row table:style-name="ro2" table:default-cell-style-name="ce3">
              <table:table-cell>
                <text:p><text:span text:style-name="T8">100001</text:span></text:p>
              </table:table-cell>
              <table:table-cell>
                <text:p><text:span text:style-name="T8">XXXXXXXXXXXXXXXXXXXXXXXXX</text:span></text:p>
              </table:table-cell>
              <table:table-cell>
                <text:p><text:span text:style-name="T8"><text:s/></text:span><text:span text:style-name="T8">XXXX</text:span></text:p>
              </table:table-cell>
            </table:table-row>
            <table:table-row table:style-name="ro2" table:default-cell-style-name="ce3">
              <table:table-cell>
                <text:p><text:span text:style-name="T8">100002</text:span></text:p>
              </table:table-cell>
              <table:table-cell>
                <text:p><text:span text:style-name="T8">XXXXXXXXXXXXXXXXXXXXXXXXX</text:span></text:p>
              </table:table-cell>
              <table:table-cell>
                <text:p><text:span text:style-name="T8"><text:s/></text:span><text:span text:style-name="T8">XXXX</text:span></text:p>
              </table:table-cell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  <table:table-row table:style-name="ro2" table:default-cell-style-name="ce3"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6" draw:text-style-name="P1" draw:layer="layout" svg:width="9.144cm" svg:height="1.851cm" svg:x="5.745cm" svg:y="1.462cm">
          <draw:text-box>
            <text:p><text:span text:style-name="T5">删除评论界面</text:span></text:p>
          </draw:text-box>
        </draw:fram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18" draw:style-name="dp1" draw:master-page-name="Default">
        <draw:frame draw:style-name="gr13" draw:text-style-name="P1" draw:layer="layout" svg:width="6.223cm" svg:height="1.851cm" svg:x="7.418cm" svg:y="1.221cm">
          <draw:text-box>
            <text:p text:style-name="P8"><text:span text:style-name="T5">物业评价</text:span></text:p>
          </draw:text-box>
        </draw:frame>
        <draw:custom-shape draw:style-name="gr14" draw:text-style-name="P7" draw:layer="Layout" svg:width="5.842cm" svg:height="1.651cm" svg:x="6.207cm" svg:y="2.905cm">
          <text:p text:style-name="P7">物业公司名称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4.445cm" svg:height="1.915cm" svg:x="2.424cm" svg:y="5.02cm">
          <draw:text-box>
            <text:p text:style-name="P9"><text:span text:style-name="T6">评论：</text:span></text:p>
          </draw:text-box>
        </draw:frame>
        <draw:custom-shape draw:style-name="gr16" draw:text-style-name="P3" draw:layer="Layout" svg:width="11.684cm" svg:height="12.446cm" svg:x="6.08cm" svg:y="5.31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937cm" svg:height="1.524cm" svg:x="6.794cm" svg:y="26.654cm">
          <text:p text:style-name="P7"><text:span text:style-name="T8">评价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937cm" svg:height="1.524cm" svg:x="11.894cm" svg:y="26.654cm">
          <text:p text:style-name="P7"><text:span text:style-name="T8">取消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4.445cm" svg:height="1.915cm" svg:x="2.016cm" svg:y="20.304cm">
          <draw:text-box>
            <text:p text:style-name="P9"><text:span text:style-name="T6">好评：</text:span></text:p>
          </draw:text-box>
        </draw:frame>
        <draw:custom-shape draw:style-name="gr10" draw:text-style-name="P3" draw:layer="layout" svg:width="1.651cm" svg:height="1.397cm" svg:x="6.715cm" svg:y="20.4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1.651cm" svg:height="1.397cm" svg:x="8.715cm" svg:y="20.4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1.651cm" svg:height="1.397cm" svg:x="10.815cm" svg:y="20.4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1.651cm" svg:height="1.397cm" svg:x="12.811cm" svg:y="20.4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1.651cm" svg:height="1.397cm" svg:x="14.811cm" svg:y="20.4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1.651cm" svg:height="1.397cm" svg:x="6.715cm" svg:y="22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1.651cm" svg:height="1.397cm" svg:x="8.715cm" svg:y="22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1.651cm" svg:height="1.397cm" svg:x="10.815cm" svg:y="22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1.651cm" svg:height="1.397cm" svg:x="12.811cm" svg:y="22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3" draw:layer="layout" svg:width="1.651cm" svg:height="1.397cm" svg:x="14.811cm" svg:y="22.58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5" draw:text-style-name="P5" draw:layer="layout" svg:width="4.445cm" svg:height="1.915cm" svg:x="1.889cm" svg:y="22.199cm">
          <draw:text-box>
            <text:p text:style-name="P9"><text:span text:style-name="T6">差评：</text:span></text:p>
          </draw:text-box>
        </draw:fram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  <draw:page draw:name="page19" draw:style-name="dp1" draw:master-page-name="Default">
        <draw:custom-shape draw:style-name="gr10" draw:text-style-name="P3" draw:layer="layout" svg:width="4.445cm" svg:height="4.064cm" svg:x="1.182cm" svg:y="1.1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3" draw:layer="layout" svg:width="13.158cm" svg:height="4.445cm" svg:x="6.842cm" svg:y="1cm">
          <text:p text:style-name="P3">用户信息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cm" svg:height="4.318cm" svg:x="1cm" svg:y="6.207cm">
          <text:p text:style-name="P3">物业公司公告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cm" svg:height="4.953cm" svg:x="1cm" svg:y="15.533cm">
          <text:p text:style-name="P3">新决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1cm" svg:y="21.43cm">
          <text:p text:style-name="P3">提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5.953cm" svg:y="21.43cm">
          <text:p text:style-name="P3">查看</text:p>
          <text:p text:style-name="P3">提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10.953cm" svg:y="21.43cm">
          <text:p text:style-name="P3">查看</text:p>
          <text:p text:style-name="P3">附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1cm" svg:y="25.13cm">
          <text:p text:style-name="P3">查看会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5.953cm" svg:y="25.13cm">
          <text:p text:style-name="P3">查看</text:p>
          <text:p text:style-name="P3">决议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26cm" svg:height="3.57cm" svg:x="10.906cm" svg:y="25.13cm">
          <text:p text:style-name="P3">物业</text:p>
          <text:p text:style-name="P3">评价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9cm" svg:height="4.318cm" svg:x="1cm" svg:y="10.807cm">
          <text:p text:style-name="P3">物业公司评价（滚动）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5.588cm" svg:height="2.013cm" svg:x="14.396cm" svg:y="1.049cm">
          <draw:text-box>
            <text:p text:style-name="P4"><text:span text:style-name="T3">UI</text:span><text:span text:style-name="T3">标注：业主通用界面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Droid Sans Fallback1" svg:font-family="'Droid Sans Fallback'" style:font-pitch="variable"/>
    <style:font-face style:name="Liberation Mono1" svg:font-family="'Liberation Mono', 'Courier New'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fo:color="#00000a" style:font-name="Liberation Mono" fo:font-family="'Liberation Mono', 'Courier New'" style:font-family-generic="roman" style:font-pitch="variable" fo:font-size="10pt" fo:language="en" fo:country="US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2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3T21:20:08.493517247</meta:creation-date>
    <dc:date>2015-03-01T21:23:59.921597941</dc:date>
    <meta:editing-duration>PT9H40M17S</meta:editing-duration>
    <meta:editing-cycles>21</meta:editing-cycles>
    <meta:generator>LibreOffice/4.2.7.2$Linux_X86_64 LibreOffice_project/420m0$Build-2</meta:generator>
    <meta:document-statistic meta:object-count="154"/>
  </office:meta>
</office:document-meta>
</file>